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4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3" calcext:value-type="currency">
            <text:p>$970,2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4706" calcext:value-type="float">
            <text:p>4706</text:p>
          </table:table-cell>
          <table:table-cell/>
          <table:table-cell table:formula="of:=[.H90]+[.G9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6965.37" calcext:value-type="currency">
            <text:p>$6 965,37</text:p>
          </table:table-cell>
          <table:table-cell table:style-name="ce41" table:formula="of:=[.A91]*budgetjour-[.O91]" office:value-type="currency" office:currency="USD" office:value="1674.63" calcext:value-type="currency">
            <text:p>$1 674,6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4706" calcext:value-type="float">
            <text:p>4706</text:p>
          </table:table-cell>
          <table:table-cell/>
          <table:table-cell table:formula="of:=[.H91]+[.G9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6965.37" calcext:value-type="currency">
            <text:p>$6 965,37</text:p>
          </table:table-cell>
          <table:table-cell table:style-name="ce41" table:formula="of:=[.A92]*budgetjour-[.O92]" office:value-type="currency" office:currency="USD" office:value="1770.63" calcext:value-type="currency">
            <text:p>$1 770,6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4706" calcext:value-type="float">
            <text:p>4706</text:p>
          </table:table-cell>
          <table:table-cell/>
          <table:table-cell table:formula="of:=[.H92]+[.G9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6965.37" calcext:value-type="currency">
            <text:p>$6 965,37</text:p>
          </table:table-cell>
          <table:table-cell table:style-name="ce41" table:formula="of:=[.A93]*budgetjour-[.O93]" office:value-type="currency" office:currency="USD" office:value="1866.63" calcext:value-type="currency">
            <text:p>$1 866,6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706" calcext:value-type="float">
            <text:p>4706</text:p>
          </table:table-cell>
          <table:table-cell/>
          <table:table-cell table:formula="of:=[.H93]+[.G9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6965.37" calcext:value-type="currency">
            <text:p>$6 965,37</text:p>
          </table:table-cell>
          <table:table-cell table:style-name="ce41" table:formula="of:=[.A94]*budgetjour-[.O94]" office:value-type="currency" office:currency="USD" office:value="1962.63" calcext:value-type="currency">
            <text:p>$1 962,6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706" calcext:value-type="float">
            <text:p>4706</text:p>
          </table:table-cell>
          <table:table-cell/>
          <table:table-cell table:formula="of:=[.H94]+[.G9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6965.37" calcext:value-type="currency">
            <text:p>$6 965,37</text:p>
          </table:table-cell>
          <table:table-cell table:style-name="ce41" table:formula="of:=[.A95]*budgetjour-[.O95]" office:value-type="currency" office:currency="USD" office:value="2058.63" calcext:value-type="currency">
            <text:p>$2 058,6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706" calcext:value-type="float">
            <text:p>4706</text:p>
          </table:table-cell>
          <table:table-cell/>
          <table:table-cell table:formula="of:=[.H95]+[.G9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6965.37" calcext:value-type="currency">
            <text:p>$6 965,37</text:p>
          </table:table-cell>
          <table:table-cell table:style-name="ce41" table:formula="of:=[.A96]*budgetjour-[.O96]" office:value-type="currency" office:currency="USD" office:value="2154.63" calcext:value-type="currency">
            <text:p>$2 154,6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4706" calcext:value-type="float">
            <text:p>4706</text:p>
          </table:table-cell>
          <table:table-cell/>
          <table:table-cell table:formula="of:=[.H96]+[.G97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6965.37" calcext:value-type="currency">
            <text:p>$6 965,37</text:p>
          </table:table-cell>
          <table:table-cell table:style-name="ce41" table:formula="of:=[.A97]*budgetjour-[.O97]" office:value-type="currency" office:currency="USD" office:value="2250.63" calcext:value-type="currency">
            <text:p>$2 250,6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4706" calcext:value-type="float">
            <text:p>4706</text:p>
          </table:table-cell>
          <table:table-cell/>
          <table:table-cell table:formula="of:=[.H97]+[.G98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6965.37" calcext:value-type="currency">
            <text:p>$6 965,37</text:p>
          </table:table-cell>
          <table:table-cell table:style-name="ce41" table:formula="of:=[.A98]*budgetjour-[.O98]" office:value-type="currency" office:currency="USD" office:value="2346.63" calcext:value-type="currency">
            <text:p>$2 346,6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4706" calcext:value-type="float">
            <text:p>4706</text:p>
          </table:table-cell>
          <table:table-cell/>
          <table:table-cell table:formula="of:=[.H98]+[.G99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6965.37" calcext:value-type="currency">
            <text:p>$6 965,37</text:p>
          </table:table-cell>
          <table:table-cell table:style-name="ce41" table:formula="of:=[.A99]*budgetjour-[.O99]" office:value-type="currency" office:currency="USD" office:value="2442.63" calcext:value-type="currency">
            <text:p>$2 442,6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4706" calcext:value-type="float">
            <text:p>4706</text:p>
          </table:table-cell>
          <table:table-cell/>
          <table:table-cell table:formula="of:=[.H99]+[.G100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6965.37" calcext:value-type="currency">
            <text:p>$6 965,37</text:p>
          </table:table-cell>
          <table:table-cell table:style-name="ce41" table:formula="of:=[.A100]*budgetjour-[.O100]" office:value-type="currency" office:currency="USD" office:value="2538.63" calcext:value-type="currency">
            <text:p>$2 538,6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4706" calcext:value-type="float">
            <text:p>4706</text:p>
          </table:table-cell>
          <table:table-cell/>
          <table:table-cell table:formula="of:=[.H100]+[.G101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6965.37" calcext:value-type="currency">
            <text:p>$6 965,37</text:p>
          </table:table-cell>
          <table:table-cell table:style-name="ce41" table:formula="of:=[.A101]*budgetjour-[.O101]" office:value-type="currency" office:currency="USD" office:value="2634.63" calcext:value-type="currency">
            <text:p>$2 634,6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706" calcext:value-type="float">
            <text:p>4706</text:p>
          </table:table-cell>
          <table:table-cell/>
          <table:table-cell table:formula="of:=[.H101]+[.G102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6965.37" calcext:value-type="currency">
            <text:p>$6 965,37</text:p>
          </table:table-cell>
          <table:table-cell table:style-name="ce41" table:formula="of:=[.A102]*budgetjour-[.O102]" office:value-type="currency" office:currency="USD" office:value="2730.63" calcext:value-type="currency">
            <text:p>$2 730,6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706" calcext:value-type="float">
            <text:p>4706</text:p>
          </table:table-cell>
          <table:table-cell/>
          <table:table-cell table:formula="of:=[.H102]+[.G103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6965.37" calcext:value-type="currency">
            <text:p>$6 965,37</text:p>
          </table:table-cell>
          <table:table-cell table:style-name="ce41" table:formula="of:=[.A103]*budgetjour-[.O103]" office:value-type="currency" office:currency="USD" office:value="2826.63" calcext:value-type="currency">
            <text:p>$2 826,6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4706" calcext:value-type="float">
            <text:p>4706</text:p>
          </table:table-cell>
          <table:table-cell/>
          <table:table-cell table:formula="of:=[.H103]+[.G104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6965.37" calcext:value-type="currency">
            <text:p>$6 965,37</text:p>
          </table:table-cell>
          <table:table-cell table:style-name="ce41" table:formula="of:=[.A104]*budgetjour-[.O104]" office:value-type="currency" office:currency="USD" office:value="2922.63" calcext:value-type="currency">
            <text:p>$2 922,6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4706" calcext:value-type="float">
            <text:p>4706</text:p>
          </table:table-cell>
          <table:table-cell/>
          <table:table-cell table:formula="of:=[.H104]+[.G10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6965.37" calcext:value-type="currency">
            <text:p>$6 965,37</text:p>
          </table:table-cell>
          <table:table-cell table:style-name="ce41" table:formula="of:=[.A105]*budgetjour-[.O105]" office:value-type="currency" office:currency="USD" office:value="3018.63" calcext:value-type="currency">
            <text:p>$3 018,6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706" calcext:value-type="float">
            <text:p>4706</text:p>
          </table:table-cell>
          <table:table-cell/>
          <table:table-cell table:formula="of:=[.H105]+[.G10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6965.37" calcext:value-type="currency">
            <text:p>$6 965,37</text:p>
          </table:table-cell>
          <table:table-cell table:style-name="ce41" table:formula="of:=[.A106]*budgetjour-[.O106]" office:value-type="currency" office:currency="USD" office:value="3114.63" calcext:value-type="currency">
            <text:p>$3 114,6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22:20:36.6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6-12T22:22:55.285000000</dc:date>
    <meta:editing-duration>P121DT7H34M15S</meta:editing-duration>
    <meta:editing-cycles>303</meta:editing-cycles>
    <meta:document-statistic meta:table-count="2" meta:cell-count="1572" meta:object-count="0"/>
  </office:meta>
</office:document-meta>
</file>